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9c38e" officeooo:paragraph-rsid="0019c38e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95d0e" officeooo:paragraph-rsid="00195d0e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195d0e" officeooo:paragraph-rsid="00195d0e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5d0e" officeooo:paragraph-rsid="00195d0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f8c1" officeooo:paragraph-rsid="001cf8c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f8c1" officeooo:paragraph-rsid="001ea76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ea765" officeooo:paragraph-rsid="001f6da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officeooo:rsid="0020b899" officeooo:paragraph-rsid="0020b89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officeooo:paragraph-rsid="0020b899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paragraph-rsid="0022c34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officeooo:rsid="0022c34c" officeooo:paragraph-rsid="0022c34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22c34c" officeooo:paragraph-rsid="0022c34c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2c34c" officeooo:paragraph-rsid="0022c34c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paragraph-rsid="0020b89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ca53" officeooo:paragraph-rsid="0023ca5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ca53" officeooo:paragraph-rsid="0025293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ca53" officeooo:paragraph-rsid="0026100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1cf8c1" officeooo:paragraph-rsid="001cf8c1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1ea765" officeooo:paragraph-rsid="001cf8c1" style:font-size-asian="10.5pt" style:font-style-asian="normal" style:font-size-complex="12pt" style:font-style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ea765" officeooo:paragraph-rsid="001ea76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ea765" officeooo:paragraph-rsid="001f6da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22c34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6">
      <style:text-properties fo:font-size="12pt" fo:font-style="normal" fo:font-weight="normal" officeooo:rsid="0022c34c" officeooo:paragraph-rsid="0022c34c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2pt" fo:font-style="normal" fo:font-weight="bold" officeooo:rsid="0020b899" officeooo:paragraph-rsid="0020b899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ca53" officeooo:paragraph-rsid="0022c34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1ea765" officeooo:paragraph-rsid="001ea765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1f6da2" officeooo:paragraph-rsid="001f6da2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fo:font-style="italic" fo:font-weight="bold" officeooo:rsid="0020b899" officeooo:paragraph-rsid="0020b899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style="italic" fo:font-weight="bold" officeooo:rsid="0022c34c" officeooo:paragraph-rsid="0022c34c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 style:list-style-name="L6">
      <style:text-properties fo:font-size="12pt" fo:font-style="italic" fo:font-weight="bold" officeooo:rsid="0022c34c" style:font-size-asian="10.5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rsid="0022c34c" officeooo:paragraph-rsid="0022c34c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6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normal" officeooo:rsid="0022c34c" officeooo:paragraph-rsid="0022c34c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officeooo:rsid="001cf8c1" officeooo:paragraph-rsid="00282a72" style:font-size-asian="10.5pt" style:font-style-asian="italic" style:font-size-complex="12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12pt" officeooo:rsid="001cf8c1" officeooo:paragraph-rsid="00282a72" style:font-size-asian="10.5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fo:font-style="normal" fo:font-weight="bold" officeooo:rsid="001ea765" officeooo:paragraph-rsid="001ea765" style:font-style-asian="normal" style:font-weight-asian="bold" style:font-style-complex="normal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fo:font-style="italic" fo:font-weight="bold" officeooo:rsid="001ea765" officeooo:paragraph-rsid="001ea765" style:font-style-asian="italic" style:font-weight-asian="bold" style:font-style-complex="italic" style:font-weight-complex="bold"/>
    </style:style>
    <style:style style:name="T1" style:family="text">
      <style:text-properties officeooo:rsid="0027b8a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a765" style:font-style-asian="italic" style:font-style-complex="italic"/>
    </style:style>
    <style:style style:name="T4" style:family="text">
      <style:text-properties fo:font-style="italic" officeooo:rsid="0024b0f7" style:font-style-asian="italic" style:font-style-complex="italic"/>
    </style:style>
    <style:style style:name="T5" style:family="text">
      <style:text-properties fo:font-style="italic" officeooo:rsid="00252939" style:font-style-asian="italic" style:font-style-complex="italic"/>
    </style:style>
    <style:style style:name="T6" style:family="text">
      <style:text-properties fo:font-style="italic" officeooo:rsid="00261004" style:font-style-asian="italic" style:font-style-complex="italic"/>
    </style:style>
    <style:style style:name="T7" style:family="text">
      <style:text-properties fo:font-style="italic" officeooo:rsid="00282a72" style:font-style-asian="italic" style:font-style-complex="italic"/>
    </style:style>
    <style:style style:name="T8" style:family="text">
      <style:text-properties fo:font-style="italic" fo:font-weight="bold" officeooo:rsid="00282a7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4b0f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52939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61004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ea765" style:font-style-asian="normal" style:font-style-complex="normal"/>
    </style:style>
    <style:style style:name="T14" style:family="text">
      <style:text-properties fo:font-style="normal" officeooo:rsid="0023ca53" style:font-style-asian="normal" style:font-style-complex="normal"/>
    </style:style>
    <style:style style:name="T15" style:family="text">
      <style:text-properties fo:font-style="normal" officeooo:rsid="00282a72" style:font-style-asian="normal" style:font-style-complex="normal"/>
    </style:style>
    <style:style style:name="T16" style:family="text">
      <style:text-properties fo:font-style="normal" fo:font-weight="bold" officeooo:rsid="00282a72" style:font-style-asian="normal" style:font-weight-asian="bold" style:font-style-complex="normal" style:font-weight-complex="bold"/>
    </style:style>
    <style:style style:name="T17" style:family="text">
      <style:text-properties fo:font-size="12pt" fo:font-style="normal" fo:font-weight="normal" officeooo:rsid="0020b899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20de65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22c34c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23ca53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italic" fo:font-weight="bold" officeooo:rsid="0022c34c" style:font-size-asian="10.5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italic" fo:font-weight="normal" officeooo:rsid="0020b899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officeooo:rsid="0022c34c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weight="bold" officeooo:rsid="0020b899" style:font-size-asian="10.5pt" style:font-weight-asian="bold" style:font-size-complex="12pt" style:font-weight-complex="bold"/>
    </style:style>
    <style:style style:name="T25" style:family="text">
      <style:text-properties fo:font-size="12pt" fo:font-weight="normal" officeooo:rsid="0020de65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2c34c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3ca53" style:font-size-asian="10.5pt" style:font-weight-asian="normal" style:font-size-complex="12pt" style:font-weight-complex="normal"/>
    </style:style>
    <style:style style:name="T28" style:family="text">
      <style:text-properties fo:font-size="12pt" officeooo:rsid="0020b899" style:font-size-asian="10.5pt" style:font-size-complex="12pt"/>
    </style:style>
    <style:style style:name="T29" style:family="text">
      <style:text-properties fo:font-size="12pt" officeooo:rsid="0023ca53" style:font-size-asian="10.5pt" style:font-size-complex="12pt"/>
    </style:style>
    <style:style style:name="T30" style:family="text">
      <style:text-properties fo:font-size="12pt" style:text-underline-style="solid" style:text-underline-width="auto" style:text-underline-color="font-color" fo:font-weight="normal" officeooo:rsid="0023ca53" style:font-size-asian="10.5pt" style:font-weight-asian="normal" style:font-size-complex="12pt" style:font-weight-complex="normal"/>
    </style:style>
    <style:style style:name="T31" style:family="text">
      <style:text-properties officeooo:rsid="001f6da2"/>
    </style:style>
    <style:style style:name="T32" style:family="text">
      <style:text-properties officeooo:rsid="0024b0f7"/>
    </style:style>
    <style:style style:name="T33" style:family="text">
      <style:text-properties officeooo:rsid="00252939"/>
    </style:style>
    <style:style style:name="T34" style:family="text">
      <style:text-properties officeooo:rsid="00261004"/>
    </style:style>
    <style:style style:name="T35" style:family="text">
      <style:text-properties officeooo:rsid="00282a72"/>
    </style:style>
    <style:style style:name="T36" style:family="text">
      <style:text-properties fo:font-weight="bold" officeooo:rsid="00282a72" style:font-weight-asian="bold" style:font-weight-complex="bold"/>
    </style:style>
    <style:style style:name="T37" style:family="text">
      <style:text-properties fo:font-weight="bold" officeooo:rsid="0024b0f7" style:font-weight-asian="bold" style:font-weight-complex="bold"/>
    </style:style>
    <style:style style:name="T38" style:family="text">
      <style:text-properties fo:font-weight="bold" officeooo:rsid="00252939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IA PRÁCTICA 3:</text:p>
      <text:p text:style-name="P3">Agentes en entornos con adversario</text:p>
      <text:p text:style-name="P3"/>
      <text:p text:style-name="P4"/>
      <text:p text:style-name="P4"/>
      <text:p text:style-name="P5">Se ha implementado el algoritmo <text:span text:style-name="T2">Mini-Max</text:span> acompañado de la poda <text:span text:style-name="T2">alfa-beta</text:span><text:span text:style-name="T12"> para realizar la búsqueda del mejor movimiento a escoger frente a nuestro rival en el juego </text:span><text:span text:style-name="T2">Mancala</text:span><text:span text:style-name="T12">.</text:span></text:p>
      <text:p text:style-name="P18"/>
      <text:p text:style-name="P34"><text:span text:style-name="T13">En el bot implementado, Helheim</text:span><text:span text:style-name="T15">Bot</text:span><text:span text:style-name="T13">, s</text:span><text:span text:style-name="T12">e han utilizado los tipos de datos aportados:</text:span></text:p>
      <text:p text:style-name="P34"><text:span text:style-name="T12"><text:tab/></text:span><text:span text:style-name="T15">Tipo Jugador → </text:span><text:span text:style-name="T8">enum Player</text:span></text:p>
      <text:p text:style-name="P34"><text:span text:style-name="T15"><text:tab/>Tipo Movimiento → </text:span><text:span text:style-name="T8">enum Move</text:span></text:p>
      <text:p text:style-name="P34"><text:span text:style-name="T15"><text:tab/>Tipo Posición → </text:span><text:span text:style-name="T8">enum Position</text:span></text:p>
      <text:p text:style-name="P34"><text:span text:style-name="T15">Así como los métodos de consulta del tablero:</text:span></text:p>
      <text:p text:style-name="P34"><text:span text:style-name="T15"><text:tab/></text:span><text:span text:style-name="T7">Player </text:span><text:span text:style-name="T8">getCurrentPlayer()</text:span><text:span text:style-name="T7"> const</text:span></text:p>
      <text:p text:style-name="P33"><text:span text:style-name="T35"><text:tab/>unsigned char </text:span><text:span text:style-name="T36">getSeedsAt(Player p, Position pos)</text:span><text:span text:style-name="T35"> const</text:span></text:p>
      <text:p text:style-name="P33"><text:span text:style-name="T35"><text:tab/>GameState </text:span><text:span text:style-name="T36">simulateMove(Move mov)</text:span><text:span text:style-name="T35"> const</text:span></text:p>
      <text:p text:style-name="P33"><text:span text:style-name="T35"><text:tab/>bool </text:span><text:span text:style-name="T36">isFinalState()</text:span><text:span text:style-name="T35"> const</text:span></text:p>
      <text:p text:style-name="P33"><text:span text:style-name="T35"><text:tab/>bool </text:span><text:span text:style-name="T36">isValidState()</text:span><text:span text:style-name="T35"> const</text:span></text:p>
      <text:p text:style-name="P33"><text:span text:style-name="T35"><text:tab/>Player </text:span><text:span text:style-name="T36">getWinner()</text:span><text:span text:style-name="T35"> const</text:span></text:p>
      <text:p text:style-name="P33"><text:span text:style-name="T35"><text:tab/>int </text:span><text:span text:style-name="T36">getScore(Player p)</text:span><text:span text:style-name="T35"> const</text:span></text:p>
      <text:p text:style-name="P33"/>
      <text:p text:style-name="P34"><text:span text:style-name="T15">Además s</text:span><text:span text:style-name="T13">e han añadido métodos y datos miembros de ámbito privado respecto a la implementación base que nos había sido aportada:</text:span></text:p>
      <text:p text:style-name="P19"/>
      <text:list xml:id="list1156572029" text:style-name="L1">
        <text:list-item>
          <text:p text:style-name="P35">Datos miembro:</text:p>
          <text:p text:style-name="P35"/>
        </text:list-item>
      </text:list>
      <text:list xml:id="list1776311160" text:style-name="L2">
        <text:list-item>
          <text:list>
            <text:list-item>
              <text:p text:style-name="P36">const int profundidad_max = … ; </text:p>
            </text:list-item>
          </text:list>
        </text:list-item>
      </text:list>
      <text:p text:style-name="P6"><text:span text:style-name="T13"><text:tab/><text:tab/><text:tab/>Delimita la máxima profundidad a la que podrá ahondar el algoritmo en busca <text:tab/><text:tab/><text:tab/>del estado más conveniente. Visto desde otra perspectiva, restringe el número <text:tab/><text:tab/><text:tab/>de llamadas recursivas (al método </text:span><text:span text:style-name="T3">valorMIN_MAX() )</text:span><text:span text:style-name="T13">.</text:span></text:p>
      <text:list xml:id="list4124860412" text:style-name="L3">
        <text:list-item>
          <text:p text:style-name="P26">Player turno;</text:p>
          <text:list>
            <text:list-item>
              <text:list>
                <text:list-item>
                  <text:list>
                    <text:list-header>
                      <text:p text:style-name="P20">Esta variable contendrá el número de jugador (J1 o J2) que se nos ha asignado en la partida. Se inicializará en el método <text:span text:style-name="T2">nextMove()</text:span>.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7">Player oponente;</text:p>
          <text:list>
            <text:list-item>
              <text:list>
                <text:list-item>
                  <text:list>
                    <text:list-header>
                      <text:p text:style-name="P21">Esta variable contendrá el número de jugador (J1 o J2) que se <text:span text:style-name="T31">le</text:span> ha asignado <text:span text:style-name="T31">a nuestro contrincante</text:span> en la partida. Se inicializará en el método <text:span text:style-name="T2">nextMove()</text:span>.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list xml:id="list4081108707" text:style-name="L4">
        <text:list-item>
          <text:p text:style-name="P24">Métodos:</text:p>
        </text:list-item>
      </text:list>
      <text:p text:style-name="P8"/>
      <text:list xml:id="list192318859105998" text:continue-numbering="true" text:style-name="L4">
        <text:list-item>
          <text:list>
            <text:list-item>
              <text:p text:style-name="P28">int valorMIN_MAX(<text:tab/>const GameState &amp;state,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8"><text:s/>const GameState &amp;simulacion,</text:p>
                                      <text:p text:style-name="P28"><text:s/>int profundidad,</text:p>
                                      <text:p text:style-name="P28"><text:s/>int alfa,</text:p>
                                      <text:p text:style-name="P28"><text:s/>int beta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28"><text:tab/><text:tab/><text:tab/></text:span><text:span text:style-name="T29">Devuelve el beneficio de un estado.</text:span></text:p>
      <text:p text:style-name="P9"><text:span text:style-name="T24"><text:tab/><text:tab/><text:tab/></text:span><text:span text:style-name="T17">Este es el método recursivo. Su caso base </text:span><text:span text:style-name="T18">es cuando llegamos a la <text:tab/><text:tab/><text:tab/><text:tab/>profundidad máxima o cuando llegamos a un estado final (ya sea ganar o <text:tab/><text:tab/><text:tab/><text:tab/>perder). En el caso base se limita a calcular el beneficio que nos aporta ese <text:tab/><text:tab/><text:tab/>estado y lo devuelve.</text:span></text:p>
      <text:p text:style-name="P10"><text:span text:style-name="T18"><text:tab/><text:tab/><text:tab/>En cualquier orto caso realiza una simulación de la partida para cada <text:tab/><text:tab/><text:tab/><text:tab/>movimiento válido disponible y se calcula el beneficio que aporta la nueva <text:tab/><text:tab/><text:tab/>situación. Dependiendo de si es nuestro turno</text:span><text:span text:style-name="T19">(</text:span><text:span text:style-name="T26">MAX</text:span><text:span text:style-name="T19">)</text:span><text:span text:style-name="T18"> o el del adversari</text:span><text:span text:style-name="T19">o(</text:span><text:span text:style-name="T26">MIN</text:span><text:span text:style-name="T19">) <text:tab/><text:tab/><text:tab/></text:span><text:span text:style-name="T18">actualiza el valor a devolver así como alfa o beta. </text:span><text:span text:style-name="T19">S</text:span><text:span text:style-name="T18">i se trata de una jugada del </text:span><text:soft-page-break/><text:span text:style-name="T18"><text:tab/><text:tab/><text:tab/>oponente </text:span><text:span text:style-name="T19">a</text:span><text:span text:style-name="T18">ctualiza </text:span><text:span text:style-name="T25">valor </text:span><text:span text:style-name="T19">y</text:span><text:span text:style-name="T26"> beta</text:span><text:span text:style-name="T18"> si el nuevo beneficio calculado es menor que <text:tab/><text:tab/><text:tab/>el anterior guardado. </text:span><text:span text:style-name="T19">S</text:span><text:span text:style-name="T18">i la jugada nos corresponde a nosotros <text:s/></text:span><text:span text:style-name="T19">a</text:span><text:span text:style-name="T18">ctualiza</text:span><text:span text:style-name="T19">mos</text:span><text:span text:style-name="T18"> <text:tab/><text:tab/><text:tab/></text:span><text:span text:style-name="T25">valor</text:span><text:span text:style-name="T18"> y </text:span><text:span text:style-name="T26">alfa </text:span><text:span text:style-name="T18">si el nuevo beneficio calculado es </text:span><text:span text:style-name="T19">mayor</text:span><text:span text:style-name="T18"> que el anterior <text:tab/><text:tab/><text:tab/><text:tab/>guardado. </text:span><text:span text:style-name="T19">Por último<text:tab/>devolvería el último beneficio actualizado en la <text:tab/><text:tab/><text:tab/><text:tab/>variable </text:span><text:span text:style-name="T26">valor.</text:span></text:p>
      <text:p text:style-name="P10"><text:span text:style-name="T26"><text:tab/><text:tab/><text:tab/></text:span><text:span text:style-name="T20">Si al actualizar los valores de </text:span><text:span text:style-name="T27">alfa </text:span><text:span text:style-name="T20">y</text:span><text:span text:style-name="T27"> beta</text:span><text:span text:style-name="T20"> llegamos a la situación en que <text:tab/><text:tab/><text:tab/><text:tab/><text:tab/><text:tab/><text:tab/><text:tab/></text:span><text:span text:style-name="T30">alfa &gt;= beta</text:span></text:p>
      <text:p text:style-name="P25"><text:tab/><text:tab/><text:tab/>se procedería a podar todas las ramas restantes por explorar (sale del bucle)</text:p>
      <text:p text:style-name="P31"/>
      <text:p text:style-name="P31"/>
      <text:p text:style-name="P31"/>
      <text:list xml:id="list3038730480" text:style-name="L5">
        <text:list-item>
          <text:p text:style-name="P29">Move MINI_MAX(const GameState &amp;state);</text:p>
        </text:list-item>
      </text:list>
      <text:p text:style-name="Standard"><text:span text:style-name="T21"><text:tab/><text:tab/><text:tab/></text:span><text:span text:style-name="T19">Este es el método inicial que se encarga de llamar a </text:span><text:span text:style-name="T22">int valorMIN_MAX(…</text:span><text:span text:style-name="T23">)</text:span><text:span text:style-name="T19"> <text:tab/><text:tab/><text:tab/>para </text:span><text:span text:style-name="T20">devolver</text:span><text:span text:style-name="T19"> la mejor opción de movimiento disponible. Según el beneficio <text:tab/><text:tab/><text:tab/>que vayamos obteniendo vamos actualizando el mejor movimiento a tomar. <text:tab/><text:tab/><text:tab/>Funciona como </text:span><text:span text:style-name="T23">MAX</text:span><text:span text:style-name="T19"> en el algoritmo Mini-Max, es decir, actualizamos si el <text:tab/><text:tab/><text:tab/>nuevo beneficio obtenido es mejor que el anterior.</text:span></text:p>
      <text:p text:style-name="P22"/>
      <text:list xml:id="list1444979617" text:style-name="L6">
        <text:list-item>
          <text:p text:style-name="P30">int calcularUtilidad(const GameState &amp;simulacion);</text:p>
          <text:list>
            <text:list-item>
              <text:list>
                <text:list-item>
                  <text:list>
                    <text:list-header>
                      <text:p text:style-name="P23">Este es el método que implementa la heurística para calcular el beneficio de un estado de la partida determinado. Realmente es muy sencillo:</text:p>
                      <text:p text:style-name="P32">beneficio = semillas en mi granero – semillas en su granero</text:p>
                    </text:list-header>
                  </text:list>
                </text:list-item>
              </text:list>
            </text:list-item>
          </text:list>
        </text:list-item>
      </text:list>
      <text:p text:style-name="P13"><text:tab/><text:tab/><text:tab/><text:span text:style-name="T14">Indica si vamos ganando o perdiendo en ese estado. Cuando mayor es <text:tab/><text:tab/><text:tab/><text:tab/>beneficio mayor será nuestra ventaja sobre el rival y viceversa.</text:span></text:p>
      <text:p text:style-name="P11"/>
      <text:p text:style-name="P12"/>
      <text:p text:style-name="P15">Podemos dar una explicación de la implementación del algoritmo siguiendo el orden de ejecución del código:</text:p>
      <text:p text:style-name="P15"/>
      <text:p text:style-name="P15"><text:span text:style-name="T32"><text:tab/>El método llamado por el simulador es </text:span><text:span text:style-name="T9">nextMove</text:span><text:span text:style-name="T4">(...).</text:span><text:span text:style-name="T32"> En este método inicializamos los datos miembros </text:span><text:span text:style-name="T4">turno</text:span><text:span text:style-name="T32"> y </text:span><text:span text:style-name="T4">oponente. </text:span><text:span text:style-name="T32">Por último devolvemos el movimiento calculado por el método </text:span><text:span text:style-name="T9">MINI_MAX</text:span><text:span text:style-name="T37">(...)</text:span><text:span text:style-name="T4">.</text:span></text:p>
      <text:p text:style-name="P16"><text:span text:style-name="T4"><text:tab/></text:span><text:span text:style-name="T32">En </text:span><text:span text:style-name="T9">MINI_MAX(…</text:span><text:span text:style-name="T37">)</text:span><text:span text:style-name="T32"> inicializamos las variables </text:span><text:span text:style-name="T9">mejor_movimiento = M_NONE</text:span><text:span text:style-name="T4"> </text:span><text:span text:style-name="T32">(mejor movimiento asociado al mejor beneficio calculado hasta el momento. Al principio asignamos un movimiento nulo, no válido), </text:span><text:span text:style-name="T9">mejor_utilidad</text:span><text:span text:style-name="T37"> = -</text:span><text:span text:style-name="T36">144</text:span><text:span text:style-name="T32"> (mejor beneficio calculado hasta el momento. Inicializado al menor valor alcanzable, es decir, perder la partida por el máximo de puntos), </text:span><text:span text:style-name="T9">simulacion</text:span><text:span text:style-name="T32"> donde guardaremos los posibles estados al aplicar un movimiento al estado actual de la partida, </text:span><text:span text:style-name="T10">alfa = -</text:span><text:span text:style-name="T8">144</text:span><text:span text:style-name="T33"> y </text:span><text:span text:style-name="T10">beta</text:span><text:span text:style-name="T38"> = 144</text:span><text:span text:style-name="T33">. A continuación iteramos por todos los posibles movimientos y si es factible según las reglas del juego reproduciremos una simulación de la partida tomando ese movimiento y calcularemos el beneficio que nos aporta. Cada vez que se acabe de estudiar un movimiento válido se actualizará, si corresponde, </text:span><text:span text:style-name="T10">mejor_utilidad</text:span><text:span text:style-name="T33"> y </text:span><text:span text:style-name="T10">mejor_movimiento</text:span><text:span text:style-name="T5">.</text:span></text:p>
      <text:p text:style-name="P17"><text:span text:style-name="T5"><text:tab/></text:span><text:span text:style-name="T33">En </text:span><text:span text:style-name="T10">valorMIN_MAX(...)</text:span><text:span text:style-name="T33"> nos encargamos de calcular el beneficio de los movimientos iterados en </text:span><text:span text:style-name="T11">MINI_MAX(...)</text:span><text:span text:style-name="T6">. </text:span><text:span text:style-name="T34">Inicializamos una variable </text:span><text:span text:style-name="T11">valor</text:span><text:span text:style-name="T34"> que será la que devuelva el beneficio asociado al estado y una variable </text:span><text:span text:style-name="T11">es_mi_turno</text:span><text:span text:style-name="T34"> que nos permitirá identificar si realizar las operaciones asociadas a un estado </text:span><text:span text:style-name="T6">MAX </text:span><text:span text:style-name="T34">o a un estado </text:span><text:span text:style-name="T6">MIN. </text:span><text:span text:style-name="T34">Si es nuestro turno inicializamos </text:span><text:span text:style-name="T11">valor</text:span><text:span text:style-name="T34"> a -144 y si no lo es a +144 (mínimo y máximo valor alcanzable en nuestra heurística). Al igual que antes creamos una variable </text:span><text:span text:style-name="T11">simulacion</text:span><text:span text:style-name="T34"> por el mismo motivo. Comprobamos si es el caso base para devolver el valor que nos proporcione el método </text:span><text:span text:style-name="T11">calcularUtilidad(...)</text:span><text:span text:style-name="T34"> y sino inicializamos una variable </text:span><text:span text:style-name="T11">salir</text:span><text:span text:style-name="T6"> </text:span><text:span text:style-name="T34">a </text:span><text:span text:style-name="T6">false</text:span><text:span text:style-name="T34"> que usaremos para indicar si <text:s/></text:span><text:span text:style-name="T6">alfa &gt;= beta, </text:span><text:span text:style-name="T34">es decir, para indicar si debemos podar las ramas restantes del arbol. En este estado de la partida también disponemos de movimientos posibles así que deberemos iterar por ellos y si es factible repetir el proceso. Cuando se llegue a un caso base comenzará la regresión de los valores calculados a través de las llamadas recursivas. Al recibir un dato actualizamos </text:span><text:span text:style-name="T11">valor</text:span><text:span text:style-name="T34"> y </text:span><text:span text:style-name="T11">alfa</text:span><text:span text:style-name="T6"> </text:span><text:span text:style-name="T34">si este dato es mayor que el que teníamos guardado anteriormente y estamos en nuestro turno; <text:s/>actualizamos </text:span><text:span text:style-name="T11">valor</text:span><text:span text:style-name="T34"> y </text:span><text:span text:style-name="T11">beta</text:span><text:span text:style-name="T6"> </text:span><text:span text:style-name="T34">si este dato es menor que el que teníamos guardado anteriormente y es el turno del opon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c38e" officeooo:paragraph-rsid="0019c38e"/>
    </style:style>
    <style:style style:name="MT1" style:family="text">
      <style:text-properties officeooo:rsid="0027b8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3</text:span><text:tab/>José Javier Alonso Ramos<text:tab/>77766199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23:59:44.991877902</meta:creation-date>
    <dc:date>2018-06-03T19:23:17.880682291</dc:date>
    <meta:editing-duration>PT25M3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46" meta:word-count="933" meta:character-count="5871" meta:non-whitespace-character-count="4882"/>
  </office:meta>
</office:document-meta>
</file>